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4.8492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est-Nr.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setting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itialize</text:p>
          </table:table-cell>
          <table:table-cell office:value-type="string" calcext:value-type="string">
            <text:p>Load stored positio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nitialize</text:p>
          </table:table-cell>
          <table:table-cell office:value-type="string" calcext:value-type="string">
            <text:p>Home stage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Initialize</text:p>
          </table:table-cell>
          <table:table-cell office:value-type="string" calcext:value-type="string">
            <text:p>Load stored position or home stages, move around and set mounting length.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Limits</text:p>
          </table:table-cell>
          <table:table-cell office:value-type="string" calcext:value-type="string">
            <text:p>Load limit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imits</text:p>
          </table:table-cell>
          <table:table-cell office:value-type="string" calcext:value-type="string">
            <text:p>Go to distanc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Let L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load</text:p>
          </table:table-cell>
          <table:table-cell office:value-type="string" calcext:value-type="string">
            <text:p>mm/sec → %L0/sec, %L0/sec → mm/sec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 Step Event</text:p>
          </table:table-cell>
          <table:table-cell office:value-type="string" calcext:value-type="string">
            <text:p>Stress/Force → Distance, Distance → Stress/Forc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inuous Event</text:p>
          </table:table-cell>
          <table:table-cell office:value-type="string" calcext:value-type="string">
            <text:p>Stress/Force → Distance, Distance → Stress/Forc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inuous Event</text:p>
          </table:table-cell>
          <table:table-cell office:value-type="string" calcext:value-type="string">
            <text:p>Max. value → Steps, Steps → Max. valu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Preloading stress based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Preloading force based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Stress/Force based, with mm/s velocity.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Stress/Force based, with %L0/s velocity.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Stress/Force based, Repeat cycles.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Stress/Force based, hold a distance mm.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Stress/Force based, hold a distance %L0.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Stress/Force based, Go to L0.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with mm/s velocity.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with %L0/s velocity.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mm upper limit.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%L0 upper limit.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mm lower limit.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%L0 lower limit.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Repeat cycles.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hold a distance mm.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hold a distance %L0.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Go to L0.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mm/s velocity.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%L0/s velocity.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Max. value.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Steps.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Repeat cycles.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Stop.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Go to L0.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Distance based, with mm/s velocity.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Distance based, with %L0/s velocity.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Distance based, mm Increment.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Distance based, %L0 Increment.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mm Max. value.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%L0 Max. value.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Steps.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Distance based, Stop.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Distance based, Go to L0.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dd experiment (Send to protocol)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Remove experiment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Move experiment up.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Move experiment down.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dd pause.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Preview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Run protocol.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Loop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top protocol.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Grap, zoom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Export CSV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Export PNG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lear graph.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lear log.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ave log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07:51:18.512007067</meta:creation-date>
    <dc:date>2014-06-03T09:36:47.462556861</dc:date>
    <meta:editing-duration>PT59M59S</meta:editing-duration>
    <meta:editing-cycles>22</meta:editing-cycles>
    <meta:generator>LibreOffice/4.2.4.2$Linux_X86_64 LibreOffice_project/420m0$Build-2</meta:generator>
    <meta:document-statistic meta:table-count="1" meta:cell-count="183" meta:object-count="0"/>
  </office:meta>
</office:document-meta>
</file>